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ff3333" draw:fill="solid" draw:fill-color="#c5000b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dash" draw:stroke-dash="Ultrafine_20_Dashed" svg:stroke-color="#000000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color="#ff3333"/>
    </style:style>
    <style:style style:name="T2" style:family="text">
      <style:text-properties fo:color="#000000"/>
    </style:style>
    <style:style style:name="T3" style:family="text">
      <style:text-properties fo:color="#0000ff"/>
    </style:style>
    <style:style style:name="T4" style:family="text">
      <style:text-properties fo:color="#00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ellipse draw:style-name="gr1" draw:text-style-name="P1" draw:layer="layout" svg:width="3.469cm" svg:height="1.263cm" svg:x="13.131cm" svg:y="1cm">
          <text:p text:style-name="P1">Process</text:p>
        </draw:ellipse>
        <draw:g>
          <draw:g>
            <draw:rect draw:style-name="gr1" draw:text-style-name="P1" xml:id="id1" draw:id="id1" draw:layer="layout" svg:width="2.5cm" svg:height="1.217cm" svg:x="9.779cm" svg:y="4.2cm">
              <text:p text:style-name="P1"><text:span text:style-name="T1">stdin <text:s text:c="2"/></text:span>0</text:p>
            </draw:rect>
            <draw:rect draw:style-name="gr1" draw:text-style-name="P1" xml:id="id3" draw:id="id3" draw:layer="layout" svg:width="2.5cm" svg:height="1.216cm" svg:x="9.779cm" svg:y="5.417cm">
              <text:p text:style-name="P1"><text:span text:style-name="T1">stdout <text:s/></text:span><text:span text:style-name="T2">1</text:span></text:p>
            </draw:rect>
            <draw:rect draw:style-name="gr1" draw:text-style-name="P1" xml:id="id5" draw:id="id5" draw:layer="layout" svg:width="2.5cm" svg:height="1.217cm" svg:x="9.779cm" svg:y="6.633cm">
              <text:p text:style-name="P1"><text:span text:style-name="T1">stderr <text:s text:c="2"/></text:span><text:span text:style-name="T2">2</text:span></text:p>
            </draw:rect>
            <draw:rect draw:style-name="gr1" draw:text-style-name="P1" xml:id="id7" draw:id="id7" draw:layer="layout" svg:width="2.5cm" svg:height="1.217cm" svg:x="9.779cm" svg:y="7.85cm">
              <text:p text:style-name="P1"><text:span text:style-name="T3">fd <text:s text:c="7"/></text:span><text:span text:style-name="T2">3</text:span></text:p>
            </draw:rect>
            <draw:rect draw:style-name="gr1" draw:text-style-name="P1" xml:id="id17" draw:id="id17" draw:layer="layout" svg:width="2.5cm" svg:height="1.216cm" svg:x="9.779cm" svg:y="9.067cm">
              <text:p text:style-name="P1"><text:span text:style-name="T4">save_fd </text:span><text:span text:style-name="T2">4</text:span></text:p>
            </draw:rect>
            <draw:rect draw:style-name="gr1" draw:text-style-name="P1" draw:layer="layout" svg:width="2.5cm" svg:height="1.217cm" svg:x="9.779cm" svg:y="10.283cm">
              <text:p text:style-name="P1">：</text:p>
            </draw:rect>
            <draw:custom-shape draw:style-name="gr2" draw:text-style-name="P1" xml:id="id4" draw:id="id4" draw:layer="layout" svg:width="1.8cm" svg:height="1.4cm" svg:x="15.779cm" svg:y="5.3cm">
              <text:p text:style-name="P1">pts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" draw:text-style-name="P1" draw:layer="layout" svg:x1="12.279cm" svg:y1="4.808cm" svg:x2="13.579cm" svg:y2="4.784cm" draw:start-shape="id1" draw:start-glue-point="1" draw:end-shape="id2" draw:end-glue-point="6" svg:d="M12279 4808h650v-24h650">
              <text:p/>
            </draw:connector>
            <draw:connector draw:style-name="gr3" draw:text-style-name="P1" draw:layer="layout" svg:x1="12.279cm" svg:y1="6.025cm" svg:x2="15.779cm" svg:y2="6cm" draw:start-shape="id3" draw:start-glue-point="1" draw:end-shape="id4" draw:end-glue-point="6" svg:d="M12279 6025h1750v-25h1750">
              <text:p/>
            </draw:connector>
            <draw:connector draw:style-name="gr3" draw:text-style-name="P1" draw:layer="layout" svg:x1="12.279cm" svg:y1="7.241cm" svg:x2="13.543cm" svg:y2="7.236cm" draw:start-shape="id5" draw:start-glue-point="1" draw:end-shape="id6" draw:end-glue-point="6" svg:d="M12279 7241h632v-5h632">
              <text:p/>
            </draw:connector>
            <draw:connector draw:style-name="gr3" draw:text-style-name="P1" draw:layer="layout" svg:x1="12.279cm" svg:y1="8.458cm" svg:x2="16.619cm" svg:y2="8.45cm" draw:start-shape="id7" draw:start-glue-point="1" draw:end-shape="id8" draw:end-glue-point="6" svg:d="M12279 8458h2170v-8h2170">
              <text:p/>
            </draw:connector>
            <draw:frame draw:style-name="gr4" draw:layer="layout" svg:width="10.721cm" svg:height="0.963cm" svg:x="8.9cm" svg:y="2.7cm">
              <draw:text-box>
                <text:p>2.save_fd = dup(STDOUT_FILENO)</text:p>
              </draw:text-box>
            </draw:frame>
            <draw:custom-shape draw:style-name="gr2" draw:text-style-name="P1" xml:id="id2" draw:id="id2" draw:layer="layout" svg:width="1.8cm" svg:height="1.4cm" svg:x="13.579cm" svg:y="4.084cm">
              <text:p text:style-name="P1">pts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xml:id="id6" draw:id="id6" draw:layer="layout" svg:width="1.8cm" svg:height="1.4cm" svg:x="13.543cm" svg:y="6.536cm">
              <text:p text:style-name="P1">pts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rect draw:style-name="gr1" draw:text-style-name="P1" xml:id="id9" draw:id="id9" draw:layer="layout" svg:width="2.5cm" svg:height="1.217cm" svg:x="1.1cm" svg:y="4.163cm">
              <text:p text:style-name="P1"><text:span text:style-name="T1">stdin <text:s text:c="2"/></text:span>0</text:p>
            </draw:rect>
            <draw:rect draw:style-name="gr1" draw:text-style-name="P1" xml:id="id11" draw:id="id11" draw:layer="layout" svg:width="2.5cm" svg:height="1.216cm" svg:x="1.1cm" svg:y="5.38cm">
              <text:p text:style-name="P1"><text:span text:style-name="T1">stdout <text:s/></text:span><text:span text:style-name="T2">1</text:span></text:p>
            </draw:rect>
            <draw:rect draw:style-name="gr1" draw:text-style-name="P1" xml:id="id13" draw:id="id13" draw:layer="layout" svg:width="2.5cm" svg:height="1.217cm" svg:x="1.1cm" svg:y="6.596cm">
              <text:p text:style-name="P1"><text:span text:style-name="T1">stderr <text:s text:c="2"/></text:span><text:span text:style-name="T2">2</text:span></text:p>
            </draw:rect>
            <draw:rect draw:style-name="gr1" draw:text-style-name="P1" xml:id="id15" draw:id="id15" draw:layer="layout" svg:width="2.5cm" svg:height="1.217cm" svg:x="1.1cm" svg:y="7.813cm">
              <text:p text:style-name="P1"><text:span text:style-name="T3">fd <text:s text:c="7"/></text:span><text:span text:style-name="T2">3</text:span></text:p>
            </draw:rect>
            <draw:rect draw:style-name="gr1" draw:text-style-name="P1" draw:layer="layout" svg:width="2.5cm" svg:height="1.216cm" svg:x="1.1cm" svg:y="9.03cm">
              <text:p text:style-name="P1"><text:span text:style-name="T4">save_fd </text:span><text:span text:style-name="T2">4</text:span></text:p>
            </draw:rect>
            <draw:rect draw:style-name="gr1" draw:text-style-name="P1" draw:layer="layout" svg:width="2.5cm" svg:height="1.217cm" svg:x="1.1cm" svg:y="10.246cm">
              <text:p text:style-name="P1">：</text:p>
            </draw:rect>
            <draw:custom-shape draw:style-name="gr2" draw:text-style-name="P1" xml:id="id12" draw:id="id12" draw:layer="layout" svg:width="1.8cm" svg:height="1.4cm" svg:x="7.1cm" svg:y="5.263cm">
              <text:p text:style-name="P1">pts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xml:id="id16" draw:id="id16" draw:layer="layout" svg:width="2.731cm" svg:height="1.737cm" svg:x="6cm" svg:y="8.863cm">
              <text:p text:style-name="P1">somefil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" draw:text-style-name="P1" draw:layer="layout" svg:x1="3.6cm" svg:y1="4.771cm" svg:x2="4.9cm" svg:y2="4.747cm" draw:start-shape="id9" draw:start-glue-point="1" draw:end-shape="id10" draw:end-glue-point="6" svg:d="M3600 4771h650v-24h650">
              <text:p/>
            </draw:connector>
            <draw:connector draw:style-name="gr3" draw:text-style-name="P1" draw:layer="layout" svg:x1="3.6cm" svg:y1="5.988cm" svg:x2="7.1cm" svg:y2="5.963cm" draw:start-shape="id11" draw:start-glue-point="1" draw:end-shape="id12" draw:end-glue-point="6" svg:d="M3600 5988h1750v-25h1750">
              <text:p/>
            </draw:connector>
            <draw:connector draw:style-name="gr3" draw:text-style-name="P1" draw:layer="layout" svg:x1="3.6cm" svg:y1="7.204cm" svg:x2="4.864cm" svg:y2="7.199cm" draw:start-shape="id13" draw:start-glue-point="1" draw:end-shape="id14" draw:end-glue-point="6" svg:d="M3600 7204h632v-5h632">
              <text:p/>
            </draw:connector>
            <draw:connector draw:style-name="gr5" draw:text-style-name="P1" draw:layer="layout" svg:x1="3.6cm" svg:y1="8.421cm" svg:x2="6cm" svg:y2="9.731cm" draw:start-shape="id15" draw:start-glue-point="1" draw:end-shape="id16" svg:d="M3600 8421h1200v1310h1200">
              <text:p/>
            </draw:connector>
            <draw:frame draw:style-name="gr4" draw:layer="layout" svg:width="6.899cm" svg:height="0.963cm" svg:x="0.531cm" svg:y="2.6cm">
              <draw:text-box>
                <text:p>1.fd = open(“somefile”)</text:p>
              </draw:text-box>
            </draw:frame>
            <draw:custom-shape draw:style-name="gr2" draw:text-style-name="P1" xml:id="id10" draw:id="id10" draw:layer="layout" svg:width="1.8cm" svg:height="1.4cm" svg:x="4.9cm" svg:y="4.047cm">
              <text:p text:style-name="P1">pts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xml:id="id14" draw:id="id14" draw:layer="layout" svg:width="1.8cm" svg:height="1.4cm" svg:x="4.864cm" svg:y="6.499cm">
              <text:p text:style-name="P1">pts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svg:x1="12.279cm" svg:y1="9.675cm" svg:x2="16.042cm" svg:y2="6.495cm" draw:start-shape="id17" draw:start-glue-point="1" draw:end-shape="id4" draw:end-glue-point="7" svg:d="M12279 9675h3763v-3180">
              <text:p/>
            </draw:connector>
            <draw:custom-shape draw:style-name="gr2" draw:text-style-name="P1" xml:id="id8" draw:id="id8" draw:layer="layout" svg:width="2.731cm" svg:height="1.737cm" svg:x="16.619cm" svg:y="7.581cm">
              <text:p text:style-name="P1">somefil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rect draw:style-name="gr1" draw:text-style-name="P1" xml:id="id18" draw:id="id18" draw:layer="layout" svg:width="2.5cm" svg:height="1.217cm" svg:x="19.869cm" svg:y="4.263cm">
              <text:p text:style-name="P1"><text:span text:style-name="T1">stdin <text:s text:c="2"/></text:span>0</text:p>
            </draw:rect>
            <draw:rect draw:style-name="gr1" draw:text-style-name="P1" xml:id="id20" draw:id="id20" draw:layer="layout" svg:width="2.5cm" svg:height="1.216cm" svg:x="19.869cm" svg:y="5.48cm">
              <text:p text:style-name="P1"><text:span text:style-name="T1">stdout <text:s/></text:span><text:span text:style-name="T2">1</text:span></text:p>
            </draw:rect>
            <draw:rect draw:style-name="gr1" draw:text-style-name="P1" xml:id="id22" draw:id="id22" draw:layer="layout" svg:width="2.5cm" svg:height="1.217cm" svg:x="19.869cm" svg:y="6.696cm">
              <text:p text:style-name="P1"><text:span text:style-name="T1">stderr <text:s text:c="2"/></text:span><text:span text:style-name="T2">2</text:span></text:p>
            </draw:rect>
            <draw:rect draw:style-name="gr1" draw:text-style-name="P1" xml:id="id24" draw:id="id24" draw:layer="layout" svg:width="2.5cm" svg:height="1.217cm" svg:x="19.869cm" svg:y="7.913cm">
              <text:p text:style-name="P1"><text:span text:style-name="T3">fd <text:s text:c="7"/></text:span><text:span text:style-name="T2">3</text:span></text:p>
            </draw:rect>
            <draw:rect draw:style-name="gr1" draw:text-style-name="P1" xml:id="id26" draw:id="id26" draw:layer="layout" svg:width="2.5cm" svg:height="1.216cm" svg:x="19.869cm" svg:y="9.13cm">
              <text:p text:style-name="P1"><text:span text:style-name="T4">save_fd </text:span><text:span text:style-name="T2">4</text:span></text:p>
            </draw:rect>
            <draw:rect draw:style-name="gr1" draw:text-style-name="P1" draw:layer="layout" svg:width="2.5cm" svg:height="1.217cm" svg:x="19.869cm" svg:y="10.346cm">
              <text:p text:style-name="P1">：</text:p>
            </draw:rect>
            <draw:custom-shape draw:style-name="gr2" draw:text-style-name="P1" xml:id="id21" draw:id="id21" draw:layer="layout" svg:width="1.8cm" svg:height="1.4cm" svg:x="25.869cm" svg:y="5.363cm">
              <text:p text:style-name="P1">pts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" draw:text-style-name="P1" draw:layer="layout" svg:x1="22.369cm" svg:y1="4.871cm" svg:x2="23.669cm" svg:y2="4.847cm" draw:start-shape="id18" draw:start-glue-point="1" draw:end-shape="id19" draw:end-glue-point="6" svg:d="M22369 4871h650v-24h650">
              <text:p/>
            </draw:connector>
            <draw:connector draw:style-name="gr3" draw:text-style-name="P1" draw:layer="layout" svg:x1="22.369cm" svg:y1="6.088cm" svg:x2="25.869cm" svg:y2="6.063cm" draw:start-shape="id20" draw:start-glue-point="1" draw:end-shape="id21" draw:end-glue-point="6" svg:d="M22369 6088h1750v-25h1750">
              <text:p/>
            </draw:connector>
            <draw:connector draw:style-name="gr3" draw:text-style-name="P1" draw:layer="layout" svg:x1="22.369cm" svg:y1="7.304cm" svg:x2="23.633cm" svg:y2="7.299cm" draw:start-shape="id22" draw:start-glue-point="1" draw:end-shape="id23" draw:end-glue-point="6" svg:d="M22369 7304h632v-5h632">
              <text:p/>
            </draw:connector>
            <draw:connector draw:style-name="gr3" draw:text-style-name="P1" draw:layer="layout" svg:x1="22.369cm" svg:y1="8.521cm" svg:x2="26.758cm" svg:y2="8.535cm" draw:start-shape="id24" draw:start-glue-point="1" draw:end-shape="id25" draw:end-glue-point="6" svg:d="M22369 8521h2194v14h2195">
              <text:p/>
            </draw:connector>
            <draw:frame draw:style-name="gr4" draw:layer="layout" svg:width="5.15cm" svg:height="0.963cm" svg:x="19.8cm" svg:y="2.7cm">
              <draw:text-box>
                <text:p>3.close(save_fd)</text:p>
              </draw:text-box>
            </draw:frame>
            <draw:custom-shape draw:style-name="gr2" draw:text-style-name="P1" xml:id="id19" draw:id="id19" draw:layer="layout" svg:width="1.8cm" svg:height="1.4cm" svg:x="23.669cm" svg:y="4.147cm">
              <text:p text:style-name="P1">pts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xml:id="id23" draw:id="id23" draw:layer="layout" svg:width="1.8cm" svg:height="1.4cm" svg:x="23.633cm" svg:y="6.599cm">
              <text:p text:style-name="P1">pts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6" draw:text-style-name="P1" draw:layer="layout" svg:x1="22.369cm" svg:y1="9.738cm" svg:x2="26.132cm" svg:y2="6.558cm" draw:start-shape="id26" draw:start-glue-point="1" draw:end-shape="id21" draw:end-glue-point="7" svg:d="M22369 9738h3763v-3180">
              <text:p/>
            </draw:connector>
            <draw:custom-shape draw:style-name="gr2" draw:text-style-name="P1" xml:id="id25" draw:id="id25" draw:layer="layout" svg:width="2.731cm" svg:height="1.737cm" svg:x="26.758cm" svg:y="7.666cm">
              <text:p text:style-name="P1">somefil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1.102cm" svg:height="1.069cm" draw:transform="rotate (0.844913890890295) translate (23.238cm 9.724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9528.02249297095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rect draw:style-name="gr1" draw:text-style-name="P1" xml:id="id27" draw:id="id27" draw:layer="layout" svg:width="2.5cm" svg:height="1.217cm" svg:x="3.769cm" svg:y="13.463cm">
              <text:p text:style-name="P1"><text:span text:style-name="T1">stdin <text:s text:c="2"/></text:span>0</text:p>
            </draw:rect>
            <draw:rect draw:style-name="gr1" draw:text-style-name="P1" xml:id="id29" draw:id="id29" draw:layer="layout" svg:width="2.5cm" svg:height="1.216cm" svg:x="3.769cm" svg:y="14.68cm">
              <text:p text:style-name="P1"><text:span text:style-name="T1">stdout <text:s/></text:span><text:span text:style-name="T2">1</text:span></text:p>
            </draw:rect>
            <draw:rect draw:style-name="gr1" draw:text-style-name="P1" xml:id="id31" draw:id="id31" draw:layer="layout" svg:width="2.5cm" svg:height="1.217cm" svg:x="3.769cm" svg:y="15.896cm">
              <text:p text:style-name="P1"><text:span text:style-name="T1">stderr <text:s text:c="2"/></text:span><text:span text:style-name="T2">2</text:span></text:p>
            </draw:rect>
            <draw:rect draw:style-name="gr1" draw:text-style-name="P1" xml:id="id33" draw:id="id33" draw:layer="layout" svg:width="2.5cm" svg:height="1.217cm" svg:x="3.769cm" svg:y="17.113cm">
              <text:p text:style-name="P1"><text:span text:style-name="T3">fd <text:s text:c="7"/></text:span><text:span text:style-name="T2">3</text:span></text:p>
            </draw:rect>
            <draw:rect draw:style-name="gr1" draw:text-style-name="P1" xml:id="id35" draw:id="id35" draw:layer="layout" svg:width="2.5cm" svg:height="1.216cm" svg:x="3.769cm" svg:y="18.33cm">
              <text:p text:style-name="P1"><text:span text:style-name="T4">save_fd </text:span><text:span text:style-name="T2">4</text:span></text:p>
            </draw:rect>
            <draw:rect draw:style-name="gr1" draw:text-style-name="P1" xml:id="id45" draw:id="id45" draw:layer="layout" svg:width="2.5cm" svg:height="1.217cm" svg:x="3.769cm" svg:y="19.546cm">
              <text:p text:style-name="P1">ret <text:s text:c="5"/>?</text:p>
            </draw:rect>
            <draw:custom-shape draw:style-name="gr2" draw:text-style-name="P1" xml:id="id30" draw:id="id30" draw:layer="layout" svg:width="1.8cm" svg:height="1.4cm" svg:x="9.769cm" svg:y="14.563cm">
              <text:p text:style-name="P1">pts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" draw:text-style-name="P1" draw:layer="layout" svg:x1="6.269cm" svg:y1="14.071cm" svg:x2="7.569cm" svg:y2="14.047cm" draw:start-shape="id27" draw:start-glue-point="1" draw:end-shape="id28" draw:end-glue-point="6" svg:d="M6269 14071h650v-24h650">
              <text:p/>
            </draw:connector>
            <draw:connector draw:style-name="gr3" draw:text-style-name="P1" draw:layer="layout" svg:x1="6.269cm" svg:y1="15.288cm" svg:x2="9.769cm" svg:y2="15.263cm" draw:start-shape="id29" draw:start-glue-point="1" draw:end-shape="id30" draw:end-glue-point="6" svg:d="M6269 15288h1750v-25h1750">
              <text:p/>
            </draw:connector>
            <draw:connector draw:style-name="gr3" draw:text-style-name="P1" draw:layer="layout" svg:x1="6.269cm" svg:y1="16.504cm" svg:x2="7.533cm" svg:y2="16.499cm" draw:start-shape="id31" draw:start-glue-point="1" draw:end-shape="id32" draw:end-glue-point="6" svg:d="M6269 16504h632v-5h632">
              <text:p/>
            </draw:connector>
            <draw:connector draw:style-name="gr3" draw:text-style-name="P1" draw:layer="layout" svg:x1="6.269cm" svg:y1="17.721cm" svg:x2="8.3cm" svg:y2="18.495cm" draw:start-shape="id33" draw:start-glue-point="1" draw:end-shape="id34" draw:end-glue-point="6" svg:d="M6269 17721h1015v774h1016">
              <text:p/>
            </draw:connector>
            <draw:frame draw:style-name="gr4" draw:layer="layout" svg:width="7.61cm" svg:height="0.963cm" svg:x="3.2cm" svg:y="11.9cm">
              <draw:text-box>
                <text:p>4.ret = dup2(fd, save_fd);</text:p>
              </draw:text-box>
            </draw:frame>
            <draw:custom-shape draw:style-name="gr2" draw:text-style-name="P1" xml:id="id28" draw:id="id28" draw:layer="layout" svg:width="1.8cm" svg:height="1.4cm" svg:x="7.569cm" svg:y="13.347cm">
              <text:p text:style-name="P1">pts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xml:id="id32" draw:id="id32" draw:layer="layout" svg:width="1.8cm" svg:height="1.4cm" svg:x="7.533cm" svg:y="15.799cm">
              <text:p text:style-name="P1">pts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draw:line-skew="0.37cm" svg:x1="6.269cm" svg:y1="18.938cm" svg:x2="9.666cm" svg:y2="19.363cm" draw:start-shape="id35" draw:start-glue-point="1" draw:end-shape="id34" draw:end-glue-point="8" svg:d="M6269 18938h1431v925h1966v-500">
              <text:p/>
            </draw:connector>
            <draw:custom-shape draw:style-name="gr2" draw:text-style-name="P1" xml:id="id34" draw:id="id34" draw:layer="layout" svg:width="2.731cm" svg:height="1.737cm" svg:x="8.3cm" svg:y="17.626cm">
              <text:p text:style-name="P1">somefil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rect draw:style-name="gr1" draw:text-style-name="P1" xml:id="id36" draw:id="id36" draw:layer="layout" svg:width="2.5cm" svg:height="1.217cm" svg:x="16.248cm" svg:y="13.463cm">
              <text:p text:style-name="P1"><text:span text:style-name="T1">stdin <text:s text:c="2"/></text:span>0</text:p>
            </draw:rect>
            <draw:rect draw:style-name="gr1" draw:text-style-name="P1" xml:id="id38" draw:id="id38" draw:layer="layout" svg:width="2.5cm" svg:height="1.216cm" svg:x="16.248cm" svg:y="14.68cm">
              <text:p text:style-name="P1"><text:span text:style-name="T1">stdout <text:s/></text:span><text:span text:style-name="T2">1</text:span></text:p>
            </draw:rect>
            <draw:rect draw:style-name="gr1" draw:text-style-name="P1" xml:id="id40" draw:id="id40" draw:layer="layout" svg:width="2.5cm" svg:height="1.217cm" svg:x="16.248cm" svg:y="15.896cm">
              <text:p text:style-name="P1"><text:span text:style-name="T1">stderr <text:s text:c="2"/></text:span><text:span text:style-name="T2">2</text:span></text:p>
            </draw:rect>
            <draw:rect draw:style-name="gr1" draw:text-style-name="P1" xml:id="id42" draw:id="id42" draw:layer="layout" svg:width="2.5cm" svg:height="1.217cm" svg:x="16.248cm" svg:y="17.113cm">
              <text:p text:style-name="P1"><text:span text:style-name="T3">fd <text:s text:c="7"/></text:span><text:span text:style-name="T2">3</text:span></text:p>
            </draw:rect>
            <draw:rect draw:style-name="gr1" draw:text-style-name="P1" xml:id="id43" draw:id="id43" draw:layer="layout" svg:width="2.5cm" svg:height="1.216cm" svg:x="16.248cm" svg:y="18.33cm">
              <text:p text:style-name="P1"><text:span text:style-name="T4">save_fd </text:span><text:span text:style-name="T2">4</text:span></text:p>
            </draw:rect>
            <draw:rect draw:style-name="gr1" draw:text-style-name="P1" xml:id="id46" draw:id="id46" draw:layer="layout" svg:width="2.5cm" svg:height="1.217cm" svg:x="16.248cm" svg:y="19.546cm">
              <text:p text:style-name="P1">ret <text:s text:c="5"/>?</text:p>
            </draw:rect>
            <draw:custom-shape draw:style-name="gr2" draw:text-style-name="P1" xml:id="id39" draw:id="id39" draw:layer="layout" svg:width="1.8cm" svg:height="1.4cm" svg:x="22.248cm" svg:y="14.563cm">
              <text:p text:style-name="P1">pts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" draw:text-style-name="P1" draw:layer="layout" svg:x1="18.748cm" svg:y1="14.071cm" svg:x2="20.048cm" svg:y2="14.047cm" draw:start-shape="id36" draw:start-glue-point="1" draw:end-shape="id37" draw:end-glue-point="6" svg:d="M18748 14071h650v-24h650">
              <text:p/>
            </draw:connector>
            <draw:connector draw:style-name="gr3" draw:text-style-name="P1" draw:layer="layout" svg:x1="18.748cm" svg:y1="15.288cm" svg:x2="22.248cm" svg:y2="15.263cm" draw:start-shape="id38" draw:start-glue-point="1" draw:end-shape="id39" draw:end-glue-point="6" svg:d="M18748 15288h1750v-25h1750">
              <text:p/>
            </draw:connector>
            <draw:connector draw:style-name="gr3" draw:text-style-name="P1" draw:layer="layout" svg:x1="18.748cm" svg:y1="16.504cm" svg:x2="20.012cm" svg:y2="16.499cm" draw:start-shape="id40" draw:start-glue-point="1" draw:end-shape="id41" draw:end-glue-point="6" svg:d="M18748 16504h632v-5h632">
              <text:p/>
            </draw:connector>
            <draw:connector draw:style-name="gr5" draw:text-style-name="P1" draw:layer="layout" svg:x1="18.748cm" svg:y1="17.721cm" svg:x2="23.148cm" svg:y2="15.963cm" draw:start-shape="id42" draw:start-glue-point="1" draw:end-shape="id39" draw:end-glue-point="8" svg:d="M18748 17721h4400v-1758">
              <text:p/>
            </draw:connector>
            <draw:frame draw:style-name="gr4" draw:layer="layout" svg:width="10.48cm" svg:height="0.963cm" svg:x="15.679cm" svg:y="11.9cm">
              <draw:text-box>
                <text:p>5.ret = dup2(STDOUT_FILENO, fd)</text:p>
              </draw:text-box>
            </draw:frame>
            <draw:custom-shape draw:style-name="gr2" draw:text-style-name="P1" xml:id="id37" draw:id="id37" draw:layer="layout" svg:width="1.8cm" svg:height="1.4cm" svg:x="20.048cm" svg:y="13.347cm">
              <text:p text:style-name="P1">pts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xml:id="id41" draw:id="id41" draw:layer="layout" svg:width="1.8cm" svg:height="1.4cm" svg:x="20.012cm" svg:y="15.799cm">
              <text:p text:style-name="P1">pts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6" draw:text-style-name="P1" draw:layer="layout" svg:x1="18.748cm" svg:y1="18.938cm" svg:x2="23.5cm" svg:y2="18.932cm" draw:start-shape="id43" draw:start-glue-point="1" draw:end-shape="id44" draw:end-glue-point="6" svg:d="M18748 18938h2422v-6h2330">
              <text:p/>
            </draw:connector>
            <draw:custom-shape draw:style-name="gr2" draw:text-style-name="P1" xml:id="id44" draw:id="id44" draw:layer="layout" svg:width="2.731cm" svg:height="1.737cm" svg:x="23.5cm" svg:y="18.063cm">
              <text:p text:style-name="P1">somefil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svg:x1="6.269cm" svg:y1="20.154cm" svg:x2="10.631cm" svg:y2="19.109cm" draw:start-shape="id45" draw:start-glue-point="1" draw:end-shape="id34" draw:end-glue-point="9" svg:d="M6269 20154h4362v-1045">
              <text:p/>
            </draw:connector>
            <draw:connector draw:style-name="gr5" draw:text-style-name="P1" draw:layer="layout" svg:x1="18.748cm" svg:y1="20.154cm" svg:x2="22.511cm" svg:y2="15.758cm" draw:start-shape="id46" draw:start-glue-point="1" draw:end-shape="id39" draw:end-glue-point="7" svg:d="M18748 20154h3763v-4396">
              <text:p/>
            </draw:connector>
            <draw:rect draw:style-name="gr8" draw:text-style-name="P1" draw:layer="layout" svg:width="8.5cm" svg:height="9.3cm" svg:x="0.6cm" svg:y="2.6cm">
              <text:p/>
            </draw:rect>
            <draw:rect draw:style-name="gr8" draw:text-style-name="P1" draw:layer="layout" svg:width="10.5cm" svg:height="9.3cm" svg:x="9.1cm" svg:y="2.6cm">
              <text:p/>
            </draw:rect>
            <draw:rect draw:style-name="gr8" draw:text-style-name="P1" draw:layer="layout" svg:width="9.9cm" svg:height="9.3cm" svg:x="19.6cm" svg:y="2.6cm">
              <text:p/>
            </draw:rect>
            <draw:rect draw:style-name="gr8" draw:text-style-name="P1" draw:layer="layout" svg:width="8.5cm" svg:height="9.057cm" svg:x="3cm" svg:y="11.9cm">
              <text:p/>
            </draw:rect>
            <draw:rect draw:style-name="gr8" draw:text-style-name="P1" draw:layer="layout" svg:width="10.9cm" svg:height="9.057cm" svg:x="15.8cm" svg:y="11.9cm">
              <text:p/>
            </draw:rect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hsu</meta:initial-creator>
    <meta:creation-date>2015-04-28T23:17:56.21</meta:creation-date>
    <dc:date>2015-04-29T00:15:31.25</dc:date>
    <dc:creator>chris hsu</dc:creator>
    <meta:editing-duration>PT27M6S</meta:editing-duration>
    <meta:editing-cycles>2</meta:editing-cycles>
    <meta:generator>OpenOffice/4.1.1$Win32 OpenOffice.org_project/411m6$Build-9775</meta:generator>
    <meta:document-statistic meta:object-count="90"/>
  </office:meta>
</office:document-meta>
</file>